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2_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. Isaac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<text:span text:style-name="T1">675 7</text:span><text:span text:style-name="T2">th</text:span><text:span text:style-name="T1"> [?]/</text:span></text:p>
      <text:p text:style-name="P4"><text:span text:style-name="T1">April 3</text:span><text:span text:style-name="T2">rd</text:span><text:span text:style-name="T1"> 563/</text:span></text:p>
      <text:p text:style-name="P2"><text:tab/>My dear friend/</text:p>
      <text:p text:style-name="P2"><text:tab/>With streaming eyes/ am I about penning a/ few lines to one who in/ the sickest[?] affliction/ requires some on to offer/ him as news of cheerfulness/ <text:s/>Among the many [?]/ in your present trouble/ endeavors to console you,/ then exerts not one noted/ sympathizes more with you/ in your grief nor/ in the desire to offer/ you words of consolation/ than myself. <text:s/>My intention/</text:p>
      <text:p text:style-name="P2"/>
      <text:p text:style-name="P2">[Page 2]</text:p>
      <text:p text:style-name="P2">was to pay a visit to/ Philadelphia Thursday[?]/ to the sole purpose/ of spending an [?]/ with you on the principle/ [Hebrew] but [?]/ [Hebrew] I am unable/ to carry out my earnest/ intention. <text:s/>Pray my/ dear friend to be/ r[?], you [?]/ preach that [?] so/ well, you must strive/ to practice the [?]/ you so [?] [?]/ inculcate. <text:s/>Every/ member of my family/ unites with me in their/ sympathy, and their/ wishes so you <text:soft-page-break/>n[?]/ [?]/ M Isaac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8T10:48:30</meta:creation-date>
    <dc:date>2011-12-12T13:53:30.07</dc:date>
    <dc:language>en-US</dc:language>
    <meta:editing-cycles>3</meta:editing-cycles>
    <meta:editing-duration>PT00H15M03S</meta:editing-duration>
    <dc:creator>Penn Libraries</dc:creator>
    <meta:document-statistic meta:table-count="0" meta:image-count="0" meta:object-count="0" meta:page-count="3" meta:paragraph-count="67" meta:word-count="318" meta:character-count="2080"/>
    <meta:user-defined meta:name="Info 1"/>
    <meta:user-defined meta:name="Info 2"/>
    <meta:user-defined meta:name="Info 3"/>
    <meta:user-defined meta:name="Info 4"/>
  </office:meta>
</office:document-meta>
</file>